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f5b2" officeooo:paragraph-rsid="0008f5b2"/>
    </style:style>
    <style:style style:name="P2" style:family="paragraph" style:parent-style-name="Standard">
      <style:text-properties fo:font-size="15pt" fo:font-weight="bold" officeooo:rsid="0008f5b2" officeooo:paragraph-rsid="0008f5b2" style:font-size-asian="15pt" style:font-weight-asian="bold" style:font-size-complex="15pt" style:font-weight-complex="bold"/>
    </style:style>
    <style:style style:name="P3" style:family="paragraph" style:parent-style-name="Standard">
      <style:text-properties officeooo:rsid="0008f5b2" officeooo:paragraph-rsid="0008f5b2"/>
    </style:style>
    <style:style style:name="P4" style:family="paragraph" style:parent-style-name="Standard">
      <style:text-properties officeooo:rsid="000b0fb0" officeooo:paragraph-rsid="000b0fb0"/>
    </style:style>
    <style:style style:name="P5" style:family="paragraph" style:parent-style-name="Standard">
      <style:text-properties fo:font-size="15pt" fo:font-weight="bold" officeooo:rsid="000cfbe4" officeooo:paragraph-rsid="000cfbe4" style:font-size-asian="13.1000003814697pt" style:font-weight-asian="bold" style:font-size-complex="15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 compile for C++ code in Ubuntu for Raspberry Pi:</text:p>
      <text:p text:style-name="P1">g++ program_name.cpp -l library1 -l crypt -l m -l rt -l pthread -o nameOfScript</text:p>
      <text:p text:style-name="P1">sudo ./nameOfScript</text:p>
      <text:p text:style-name="P1"/>
      <text:p text:style-name="P5">PWM with a DC Motor and Raspberry Pi:</text:p>
      <text:p text:style-name="P4">In order to generate accurate rotations, the encoder must relay it’s angle reading to the Raspberry Pi and cut the power to the motor when the desired rotation has been reached. It may be desirable to decrease the load as the specified angle is approaching. </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08:10:09.945548765</meta:creation-date>
    <dc:date>2020-01-14T11:56:55.466187841</dc:date>
    <meta:editing-duration>PT6M21S</meta:editing-duration>
    <meta:editing-cycles>4</meta:editing-cycles>
    <meta:generator>LibreOffice/6.0.7.3$Linux_AARCH64 LibreOffice_project/00m0$Build-3</meta:generator>
    <meta:document-statistic meta:table-count="0" meta:image-count="0" meta:object-count="0" meta:page-count="1" meta:paragraph-count="5" meta:word-count="79" meta:character-count="444" meta:non-whitespace-character-count="369"/>
  </office:meta>
</office:document-meta>
</file>